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79cm" draw:z-index="0"><draw:image xlink:href="../../odt_eng/images/0985.png" xlink:type="simple" xlink:show="embed" xlink:actuate="onLoad"/></draw:frame></text:p>
          </table:table-cell>
          <table:table-cell table:style-name="Table1.B1" office:value-type="string">
            <text:h text:style-name="P5" text:outline-level="1">Programming languag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431cm" draw:z-index="0"><draw:image xlink:href="../../odt_eng/images/0985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The </text:span><text:span text:style-name="T3">Programming Language </text:span><text:span text:style-name="T4">Unit is intended to create units carrying out complex operations including operations on matrices, vectors, complex numbers</text:span>. <text:span text:style-name="T2">The dialog window of this unit is the text editor window for algorithms where the User records a mathematical model in</text:span> <text:span text:style-name="T2">built-in programming language.</text:span></text:p>
            <text:p text:style-name="Text_20_body"><text:span text:style-name="T2">The unit allows a random algorithm written in built-in system programming language to be realized. When generating a code for the unit a generation pattern for a random code can be set in C-language</text:span>.</text:p>
            <text:p text:style-name="P4">More details about the built-in programming language one can find in a related reference section.</text:p>
            <text:p text:style-name="Text_20_body"><text:span text:style-name="T1">Properties</text:span>:</text:p>
            <text:list xml:id="list5091725251937522928" text:style-name="L1">
              <text:list-item>
                <text:p text:style-name="P6">Sorting type – a flag defining the order of unit calculation in the general diagram.</text:p>
              </text:list-item>
              <text:list-item>
                <text:p text:style-name="P6">Heading of the module – heading of the text during generation of a code, special comments are declared here.</text:p>
              </text:list-item>
              <text:list-item>
                <text:p text:style-name="P6">Section of declaration of variables – a text <text:s/>inserted into the beginning of the program during generation of a code.</text:p>
              </text:list-item>
              <text:list-item>
                <text:p text:style-name="P6">Main section of code – the main text of program during generation of a code for the unit.</text:p>
              </text:list-item>
              <text:list-item>
                <text:p text:style-name="P6">Section for memorizing states – a text to be inserted at the end of the program during generation of a code, calculation of variables of states are provided here.</text:p>
              </text:list-item>
              <text:list-item>
                <text:p text:style-name="P6">Declaration of variables – <text:s/>a text to be inserted in select-file to describe variables of unit state.</text:p>
              </text:list-item>
              <text:list-item>
                <text:p text:style-name="P6">Default values of variables – a test for establishing initial values for variables of unit state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Язык программирования</dc:title>
    <dc:date>2012-03-05T20:39:52.30</dc:date>
    <meta:editing-cycles>47</meta:editing-cycles>
    <meta:editing-duration>PT2H14M32S</meta:editing-duration>
    <dc:creator>Александр </dc:creator>
    <meta:document-statistic meta:table-count="1" meta:image-count="2" meta:object-count="0" meta:page-count="1" meta:paragraph-count="16" meta:word-count="241" meta:character-count="1413"/>
    <meta:user-defined meta:name="Поле 1"/>
    <meta:user-defined meta:name="Поле 2"/>
    <meta:user-defined meta:name="Поле 3"/>
    <meta:user-defined meta:name="Поле 4"/>
  </office:meta>
</office:document-meta>
</file>